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" svg:font-family="'Times new rom'"/>
    <style:font-face style:name="Times new roman" svg:font-family="'Times new roman'" style:font-family-generic="roman"/>
    <style:font-face style:name="Times new romman" svg:font-family="'Times new romman'"/>
  </office:font-face-decls>
  <office:automatic-styles>
    <style:style style:name="P1" style:family="paragraph" style:parent-style-name="Standard">
      <style:text-properties style:font-name="Times new roman" fo:language="it" fo:country="IT" officeooo:rsid="0017c7ae" officeooo:paragraph-rsid="0017c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questo articolo verrà discusso il concetto del design delle architetture software e la relazione con il cambiamento nel tempo.</text:p>
      <text:p text:style-name="P1">Inizialmente verranno esposte le motivazioni per cui questo articolo è stato scritto……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" svg:font-family="'Times new rom'"/>
    <style:font-face style:name="Times new roman" svg:font-family="'Times new roman'" style:font-family-generic="roman"/>
    <style:font-face style:name="Times new romman" svg:font-family="'Times new rom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8:38:06.556488972</meta:creation-date>
    <dc:date>2022-05-14T18:54:30.594900913</dc:date>
    <meta:editing-duration>PT6M14S</meta:editing-duration>
    <meta:editing-cycles>1</meta:editing-cycles>
    <meta:document-statistic meta:table-count="0" meta:image-count="0" meta:object-count="0" meta:page-count="1" meta:paragraph-count="2" meta:word-count="32" meta:character-count="215" meta:non-whitespace-character-count="185"/>
    <meta:generator>LibreOffice/7.3.2.2$Linux_X86_64 LibreOffice_project/30$Build-2</meta:generator>
  </office:meta>
</office:document-meta>
</file>